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MAMANI, JHON JHEFERSO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76281830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QUISPE MAMANI, JHON JHEFERSO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628183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8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9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AVICOLA PRESTIG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4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6/10/2021</text:p>
          </table:table-cell>
          <table:table-cell table:style-name="Tabla2.A2" office:value-type="string">
            <text:p text:style-name="P7">513244</text:p>
          </table:table-cell>
          <table:table-cell table:style-name="Tabla2.A2" office:value-type="string">
            <text:p text:style-name="P7">42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COLA PRESTIGIO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4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9T00:18:4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